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alueAdaptingCache.isAllow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ueAdaptingCache.fromStoreValue( @ Nullable Object store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ValueAdaptingCache.get( Object key , @ Nullable Class &lt; T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ValueAdaptingCache.toStoreValue( @ Nullable Object user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alueAdaptingCach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ueAdaptingCache.toValueWrapper( @ Nullable Object stor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ueAdaptingCache.AbstractValueAdaptingCache( boolean allowNull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